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C500000DA6A1DF58B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ans-serif" fo:font-size="12pt"/>
    </style:style>
    <style:style style:name="P2" style:family="paragraph" style:parent-style-name="Standard" style:list-style-name="L1"/>
    <style:style style:name="P3" style:family="paragraph" style:parent-style-name="Standard">
      <style:text-properties fo:color="#cc3300"/>
    </style:style>
    <style:style style:name="P4" style:family="paragraph" style:parent-style-name="Standard" style:list-style-name="L1">
      <style:text-properties fo:color="#cc3300"/>
    </style:style>
    <style:style style:name="P5" style:family="paragraph" style:parent-style-name="Standard">
      <style:paragraph-properties fo:text-align="center" style:justify-single-word="false"/>
      <style:text-properties fo:color="#cc3300" fo:font-style="italic" style:font-style-asian="italic" style:font-style-complex="italic"/>
    </style:style>
    <style:style style:name="P6" style:family="paragraph" style:parent-style-name="Standard">
      <style:paragraph-properties fo:text-align="start" style:justify-single-word="false"/>
      <style:text-properties fo:color="#cc3300" fo:font-style="normal" style:font-style-asian="normal" style:font-style-complex="normal"/>
    </style:style>
    <style:style style:name="P7" style:family="paragraph" style:parent-style-name="Standard" style:list-style-name="L1">
      <style:text-properties fo:color="#cc0000"/>
    </style:style>
    <style:style style:name="P8" style:family="paragraph" style:parent-style-name="Standard" style:list-style-name="L1">
      <style:text-properties fo:color="#000000" style:text-underline-style="solid" style:text-underline-width="auto" style:text-underline-color="font-color" fo:font-weight="bold" style:font-weight-asian="bold" style:font-weight-complex="bold"/>
    </style:style>
    <style:style style:name="T1" style:family="text">
      <style:text-properties fo:color="#cc3300"/>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style:text-underline-style="solid" style:text-underline-width="auto" style:text-underline-color="font-color" fo:font-weight="bold" style:font-weight-asian="bold" style:font-weight-complex="bold"/>
    </style:style>
    <style:style style:name="T5" style:family="text">
      <style:text-properties fo:color="#000000" fo:font-weight="bold" style:font-weight-asian="bold" style:font-weight-complex="bold"/>
    </style:style>
    <style:style style:name="T6" style:family="text">
      <style:text-properties fo:color="#000000"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us devrez de plus rédiger un rapport complet sur votre solution : description des structures de</text:p>
      <text:p text:style-name="P1">données adoptées, choix des structures utilisées à différentes étapes de votre programme, extraits de code</text:p>
      <text:p text:style-name="P1">qui vous paraissent importants d’expliquer dans le rapport. Votre rapport doit être un journal de bord</text:p>
      <text:p text:style-name="P1">permettant d’expliquer chacun de vos choix et chacune des difficultés rencontrées. Le rapport représente,</text:p>
      <text:p text:style-name="P1">en général, 40 à 50% de la note finale.</text:p>
      <text:p text:style-name="Standard"/>
      <text:p text:style-name="Standard"/>
      <text:p text:style-name="Standard"><text:tab/><text:span text:style-name="T4">I)représentation d'un terrain</text:span></text:p>
      <text:p text:style-name="P3"><text:tab/><text:tab/> </text:p>
      <text:p text:style-name="Standard"><text:tab/>Afin de représenter une configuration de grille de morpion dans le programme, un simple tableau a deux dimensions de taille 3x3 suffirait. Mais pour l'algorithme MENACE, qui nécessiterait <text:s/>de représenter toutes les configurations possibles de grilles, cette méthode est peu efficace car peu compacte en mémoire.</text:p>
      <text:p text:style-name="Standard"/>
      <text:p text:style-name="Standard">Pour <text:s/>représenter <text:s/>alors un terrain, nous aurions pu le représenter sous forme d'un entier, qui une fois converti en base 3, nous donnerait la valeur de chacune des 9 cases d'un terrain (0 pour vide, 1 pour une croix et 2 pour un cercle par exemple).</text:p>
      <text:p text:style-name="Standard"/>
      <text:p text:style-name="Standard">Cependant, nous avons décidé de représenter un terrain sous la forme d'un entier, codé sur 18 bits, qui une fois converti en binaire nous donnerait la valeur des cases du terrain. Une seule case est donc codée sur 2 bits,qui nous permettrait de représenter 4 états possibles de la case mais nous en avons besoin que de 3. Ce choix a été réalisé de manière à grandement simplifier les opérations réalisées sur l'entier représentant un terrain, à l'aide des opérateurs de décalage bit par bit « &gt;&gt; » et « &lt;&lt; ».</text:p>
      <text:p text:style-name="Standard"/>
      <text:p text:style-name="Standard"><text:tab/><text:span text:style-name="T4">II)représentation des billes</text:span></text:p>
      <text:p text:style-name="Standard"><text:span text:style-name="T4"/></text:p>
      <text:p text:style-name="Standard"><text:span text:style-name="T1"><text:tab/></text:span><text:span text:style-name="T2">A chaque case d'une configuration de grille est attribué un nombre qui représente la probabilité de l'IA de jouer sur cette case. Le but de l'IA est de « raffiner » ces billes pour réduire la probabilité de jouer des coups qui mèneront à une défaite et augmenter celles des coups qui mèneront à une victoire.</text:span></text:p>
      <text:p text:style-name="Standard"><text:span text:style-name="T2"/></text:p>
      <text:p text:style-name="Standard"><text:span text:style-name="T2">Pour notre programme un seul entier est attribué à un terrain pour représenter les billes. Cet entier est codé sur 64 bits, dont les 7 premiers bits de poids faible représentent les billes de la 1ère case, les 7 bits suivants à celles de la case 2, et ainsi de suite jusqu'à la 9ème case. Une case peut donc avoir au maximum 127 billes.</text:span></text:p>
      <text:p text:style-name="Standard"><text:span text:style-name="T2"/></text:p>
      <text:p text:style-name="Standard"><text:span text:style-name="T2"><text:tab/></text:span><text:span text:style-name="T4">III)Mise en place de la structure</text:span></text:p>
      <text:p text:style-name="Standard"><text:span text:style-name="T1"><text:tab/></text:span><text:span text:style-name="T2">Dans cet algorithme, il faut stocker tous les terrains possibles qu'on peut rencontrer lors d'une partie, pour permettre à l'IA de retenir toutes les billes de chaque terrain et de les modifier à souhait. Pour cela,une structure de données reliant les terrains (ou les boîtes) entre eux est nécessaire.</text:span></text:p>
      <text:p text:style-name="Standard"><text:span text:style-name="T2"/></text:p>
      <text:list xml:id="list1093957698186430126" text:style-name="L1">
        <text:list-item>
          <text:list>
            <text:list-header>
              <text:p text:style-name="P8">a) Arbre</text:p>
              <text:list>
                <text:list-item>
                  <text:list>
                    <text:list-item>
                      <text:p text:style-name="P4">présentation brève</text:p>
                    </text:list-item>
                  </text:list>
                  <text:p text:style-name="P4"><text:span text:style-name="T2">-plusieures symétries et rotations oubliées</text:span></text:p>
                </text:list-item>
              </text:list>
            </text:list-header>
          </text:list>
        </text:list-item>
      </text:list>
      <text:p text:style-name="Standard"><text:span text:style-name="T2"><text:tab/>La structure à adopter a été le choix le plus difficile car cela influence sur toute la méthodologie du programme. En premier abord, nous avons décidé de réaliser un arbre. Chaque </text:span><text:soft-page-break/><text:span text:style-name="T2">nœud de l'arbre est une boîte à laquelle sera associé un terrain possible et un nombre de billes.Un nœud a alors un unique père(sauf le terrain vide qui est la racine de l'arbre) et un ou plusieurs fils,dont les terrains sont ceux obtenus en ayant joué un coup à partir de la boîte d'avant. <text:s/>Une boîte dont le terrain est une grille pleine ne peut donc pas avoir de fils.</text:span></text:p>
      <text:p text:style-name="Standard"><text:span text:style-name="T2"/></text:p>
      <text:p text:style-name="Standard"><text:span text:style-name="T2"><text:tab/>Cependant ,cette structure pose problème au niveau du tri entre les configurations. En effet, nous souhaitions qu'a chaque nœud soit associé un état de terrain, dont tous les terrains correspondant à une rotation ou une symétrie de ce terrain <text:s/>sont associés à cet état de terrain.//a finir</text:span></text:p>
      <text:p text:style-name="Standard"><text:span text:style-name="T2"/></text:p>
      <text:p text:style-name="Standard"><text:span text:style-name="T2"/></text:p>
      <text:p text:style-name="Standard"><text:span text:style-name="T2"><text:tab/></text:span><text:span text:style-name="T4"> b)Tableau</text:span></text:p>
      <text:list xml:id="list42508026" text:continue-numbering="true" text:style-name="L1">
        <text:list-item>
          <text:list>
            <text:list-item>
              <text:p text:style-name="P4">semi table de hachage</text:p>
              <text:list>
                <text:list-item>
                  <text:list>
                    <text:list-item>
                      <text:p text:style-name="P4">présentation brève</text:p>
                    </text:list-item>
                    <text:list-item>
                      <text:p text:style-name="P4">fonction de hachage inconnue</text:p>
                    </text:list-item>
                  </text:list>
                </text:list-item>
              </text:list>
            </text:list-item>
          </text:list>
        </text:list-item>
      </text:list>
      <text:p text:style-name="P3"><text:tab/><text:span text:style-name="T2">En deuxième lieu nous avons envisagé de construire un tableau //a finir</text:span></text:p>
      <text:p text:style-name="P3"><text:span text:style-name="T2"/></text:p>
      <text:p text:style-name="P3"><text:span text:style-name="T2"/></text:p>
      <text:p text:style-name="P3"><text:span text:style-name="T6"><text:tab/></text:span><text:span text:style-name="T4">c)Graphe</text:span></text:p>
      <text:list xml:id="list42515781" text:continue-numbering="true" text:style-name="L1">
        <text:list-item>
          <text:list>
            <text:list-item>
              <text:list>
                <text:list-item>
                  <text:p text:style-name="P4">présentation brève de la structure</text:p>
                </text:list-item>
              </text:list>
            </text:list-item>
          </text:list>
        </text:list-item>
      </text:list>
      <text:p text:style-name="P3"><text:tab/><text:span text:style-name="T2">Enfin,nous avons finalement décidé de reprendre la structure de l'arbre en la modifiant, afin d'obtenir un graphe.</text:span></text:p>
      <text:list xml:id="list42505336" text:continue-numbering="true" text:style-name="L1">
        <text:list-item>
          <text:list>
            <text:list-item>
              <text:list>
                <text:list-item>
                  <text:list>
                    <text:list-item>
                      <text:p text:style-name="P7">reprendre arbre mais modif</text:p>
                    </text:list-item>
                  </text:list>
                </text:list-item>
              </text:list>
            </text:list-item>
          </text:list>
        </text:list-item>
      </text:list>
      <text:p text:style-name="P3"><text:span text:style-name="T2"><text:tab/>Chaque nœud de la structure ( voir figure 1) contient les mêmes informations que la structure de l'arbre : une boîte, c'est-à-dire un entier représentant toutes les billes d'un terrain, et un entier représentant un terrain possible associé à la boîte. Cependant,ces nœuds sont reliés d'une manière un peu différente :</text:span></text:p>
      <text:p text:style-name="P3"><text:span text:style-name="T2">Quand plusieurs terrains sont équivalents après des rotations ou symétries , ils posséderont les mêmes fils. Donc,un nœud peut avoir plusieurs pères.</text:span></text:p>
      <text:p text:style-name="P3"><text:span text:style-name="T2"/></text:p>
      <text:p text:style-name="P3"><draw:frame draw:style-name="fr1" draw:name="images1" text:anchor-type="paragraph" svg:width="7.622cm" svg:height="3.494cm" draw:z-index="0"><draw:image xlink:href="Pictures/2000000700001DC500000DA6A1DF58B5.svm" xlink:type="simple" xlink:show="embed" xlink:actuate="onLoad"/></draw:frame><text:span text:style-name="T2"/></text:p>
      <text:p text:style-name="P5"><text:span text:style-name="T2">Figure 1 : structure d'une boîte</text:span></text:p>
      <text:p text:style-name="P6"><text:span text:style-name="T2"/></text:p>
      <text:p text:style-name="P3"><text:span text:style-name="T2"><text:tab/></text:span>pas optimale pour les opérations concernant tout le graphe mais pratique pour le gameplay</text:p>
      <text:p text:style-name="P3"><text:span text:style-name="T2"><text:tab/>Cette structure semblait pratique pour l'utiliser dans le moteur de jeu du programme, car il est facile de se déplacer de nœud en nœud au fur et à mesure d'une partie. Mais il s'est avéré qu'elle à imposé des complications pour les opérations concernant le graphe entier (c'est-à-dire pour le charger depuis un ficher, le sauvegarder voir le libérer de la mémoire).</text:span></text:p>
      <text:list xml:id="list42497246" text:continue-numbering="true" text:style-name="L1">
        <text:list-item>
          <text:list>
            <text:list-item>
              <text:list>
                <text:list-item>
                  <text:list>
                    <text:list-item>
                      <text:p text:style-name="P7">partie pas optimale:chargement,sauvegarde</text:p>
                    </text:list-item>
                  </text:list>
                </text:list-item>
              </text:list>
            </text:list-item>
          </text:list>
        </text:list-item>
      </text:list>
      <text:p text:style-name="P3"><text:span text:style-name="T2">En effet, si deux nœuds(ou plus) peuvent avoir un fils commun, le parcours de l'arbre en récursivité pose comme problème de passer deux fois (ou plus) par le même nœud, et donc de sauvegarder, charger ou libérer plusieurs fois ce nœud. Il a donc fallu sauvegarder les adresses des nœuds par lesquels on est déjà passé par récursivité dans un tableau transmis en paramètre des fonctions récursives.</text:span></text:p>
      <text:list xml:id="list42495287" text:continue-numbering="true" text:style-name="L1">
        <text:list-item>
          <text:list>
            <text:list-item>
              <text:list>
                <text:list-item>
                  <text:p text:style-name="P4"/>
                  <text:list>
                    <text:list-item>
                      <text:p text:style-name="P4"><text:soft-page-break/></text:p>
                    </text:list-item>
                  </text:list>
                </text:list-item>
                <text:list-item>
                  <text:p text:style-name="P4">q</text:p>
                  <text:list>
                    <text:list-item>
                      <text:p text:style-name="P4"/>
                    </text:list-item>
                    <text:list-item>
                      <text:p text:style-name="P4">partie optimale : interaction avec le programme principal</text:p>
                    </text:list-item>
                  </text:list>
                </text:list-item>
                <text:list-item>
                  <text:p text:style-name="P4">screenshot structure et description en détail</text:p>
                  <text:list>
                    <text:list-header>
                      <text:p text:style-name="P2"/>
                    </text:list-header>
                  </text:list>
                </text:list-item>
              </text:list>
            </text:list-item>
          </text:list>
        </text:list-item>
      </text:list>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8:17:02.72</meta:creation-date>
    <dc:date>2018-01-14T22:31:48.53</dc:date>
    <meta:editing-duration>PT2H59M8S</meta:editing-duration>
    <meta:editing-cycles>30</meta:editing-cycles>
    <meta:generator>OpenOffice/4.1.3$Win32 OpenOffice.org_project/413m1$Build-9783</meta:generator>
    <meta:document-statistic meta:table-count="0" meta:image-count="1" meta:object-count="0" meta:page-count="3" meta:paragraph-count="40" meta:word-count="894" meta:character-count="5317"/>
  </office:meta>
</office:document-meta>
</file>